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" table:default-cell-style-name="Default"/>
        <table:table-row table:style-name="ro1">
          <table:table-cell table:style-name="Default" office:value-type="string" calcext:value-type="string">
            <text:p>Produc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table:style-name="Default" office:value-type="string" calcext:value-type="string">
            <text:p>40mm glass, 1mm thi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aliexpress.com/item/1005003243322308.html</text:p>
          </table:table-cell>
        </table:table-row>
        <table:table-row table:style-name="ro1">
          <table:table-cell table:style-name="Default" office:value-type="string" calcext:value-type="string">
            <text:p>M2x2 flathead scre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a xlink:href="https://www.aliexpress.com/item/32995858149.html" xlink:type="simple">https://www.aliexpress.com/item/32995858149.html</text:a></text:p>
          </table:table-cell>
        </table:table-row>
        <table:table-row table:style-name="ro1">
          <table:table-cell table:style-name="Default" office:value-type="string" calcext:value-type="string">
            <text:p>M2.5x25 hex hollow standof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a xlink:href="https://nl.aliexpress.com/item/1005002348335932.html" xlink:type="simple">https://nl.aliexpress.com/item/1005002348335932.html</text:a></text:p>
          </table:table-cell>
        </table:table-row>
        <table:table-row table:style-name="ro1">
          <table:table-cell table:style-name="Default" office:value-type="string" calcext:value-type="string">
            <text:p>M1.6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32996895870.html</text:p>
          </table:table-cell>
        </table:table-row>
        <table:table-row table:style-name="ro1">
          <table:table-cell table:style-name="Default" office:value-type="string" calcext:value-type="string">
            <text:p>Several high temperature structure glu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502 glue sever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M2 height 6.6 Flying control shock absorbing colum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1005002855654361.html</text:p>
          </table:table-cell>
        </table:table-row>
        <table:table-row table:style-name="ro1">
          <table:table-cell office:value-type="string" calcext:value-type="string">
            <text:p>M2*12 Inner hexagonal and half -teeth screw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ttps://nl.aliexpress.com/item/1005001578643599.html</text:p>
          </table:table-cell>
        </table:table-row>
        <table:table-row table:style-name="ro1">
          <table:table-cell office:value-type="string" calcext:value-type="string">
            <text:p>Point 0.8mm 8P 32AWG single 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4001089049756.html</text:p>
          </table:table-cell>
        </table:table-row>
        <table:table-row table:style-name="ro1">
          <table:table-cell office:value-type="string" calcext:value-type="string">
            <text:p>M2*5 scre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<text:a xlink:href="https://www.aliexpress.com/item/32995858149.html" xlink:type="simple">https://www.aliexpress.com/item/32995858149.html</text:a></text:span></text:p>
          </table:table-cell>
        </table:table-row>
        <table:table-row table:style-name="ro1">
          <table:table-cell office:value-type="string" calcext:value-type="string">
            <text:p>3205 motor A model infinite posi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2P DuPont Line Affordable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602535 Lithium battery 600mA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1005004340661125.html</text:p>
          </table:table-cell>
        </table:table-row>
        <table:table-row table:style-name="ro1">
          <table:table-cell office:value-type="string" calcext:value-type="string">
            <text:p>0.15mm double -sided glue moderate amou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nl.aliexpress.com/item/1005004473169787.html</text:p>
          </table:table-cell>
        </table:table-row>
        <table:table-row table:style-name="ro1">
          <table:table-cell office:value-type="string" calcext:value-type="string">
            <text:p>FPC soft antenna IPEX 1st generati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lcsc.com/product-detail/_DreamLNK-_C403726.html</text:p>
          </table:table-cell>
        </table:table-row>
        <table:table-row table:style-name="ro1">
          <table:table-cell office:value-type="string" calcext:value-type="string">
            <text:p>A non -slip silicone pad about 54mm diameter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M2.5*5 screw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office:value-type="string" calcext:value-type="string">
            <text:p>FFC cable 12 pos, 0.5mm pitch 30 and 50mm lengt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5248004 C52480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3">00/00/0000</text:date>, <text:time style:data-style-name="N2" text:time-value="18:11:03.6255948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2T18:57:15.150114197</meta:creation-date>
    <dc:date>2022-12-13T18:27:10.514237698</dc:date>
    <meta:editing-duration>PT16M3S</meta:editing-duration>
    <meta:editing-cycles>3</meta:editing-cycles>
    <meta:generator>LibreOffice/7.0.4.2$Linux_X86_64 LibreOffice_project/00$Build-2</meta:generator>
    <meta:document-statistic meta:table-count="1" meta:cell-count="55" meta:object-count="0"/>
  </office:meta>
</office:document-meta>
</file>